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29in" svg:height="3.5398in" svg:x="4.7118in" svg:y="2.363in">
            <draw:object draw:notify-on-update-of-ranges="Sheet1.C1:Sheet1.C1 Sheet1.C2:Sheet1.C2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2800">
            <text:p>2800</text:p>
          </table:table-cell>
          <table:table-cell office:value-type="float" office:value="28">
            <text:p>2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">
            <text:p>2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7">
            <text:p>27</text:p>
          </table:table-cell>
          <table:table-cell office:value-type="float" office:value="11100">
            <text:p>11100</text:p>
          </table:table-cell>
          <table:table-cell office:value-type="float" office:value="-1">
            <text:p>-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3700">
            <text:p>13700</text:p>
          </table:table-cell>
          <table:table-cell office:value-type="float" office:value="-1">
            <text:p>-1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6300">
            <text:p>16300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8800">
            <text:p>18800</text:p>
          </table:table-cell>
          <table:table-cell office:value-type="float" office:value="-1">
            <text:p>-1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21200">
            <text:p>21200</text:p>
          </table:table-cell>
          <table:table-cell office:value-type="float" office:value="-1">
            <text:p>-1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500">
            <text:p>23500</text:p>
          </table:table-cell>
          <table:table-cell office:value-type="float" office:value="-1">
            <text:p>-1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">
            <text:p>22</text:p>
          </table:table-cell>
          <table:table-cell office:value-type="float" office:value="25700">
            <text:p>25700</text:p>
          </table:table-cell>
          <table:table-cell office:value-type="float" office:value="-1">
            <text:p>-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27700">
            <text:p>27700</text:p>
          </table:table-cell>
          <table:table-cell office:value-type="float" office:value="-2">
            <text:p>-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29600">
            <text:p>29600</text:p>
          </table:table-cell>
          <table:table-cell office:value-type="float" office:value="-1">
            <text:p>-1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">
            <text:p>18</text:p>
          </table:table-cell>
          <table:table-cell office:value-type="float" office:value="31400">
            <text:p>31400</text:p>
          </table:table-cell>
          <table:table-cell office:value-type="float" office:value="-1">
            <text:p>-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33000">
            <text:p>33000</text:p>
          </table:table-cell>
          <table:table-cell office:value-type="float" office:value="-2">
            <text:p>-2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34500">
            <text:p>34500</text:p>
          </table:table-cell>
          <table:table-cell office:value-type="float" office:value="-1">
            <text:p>-1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35900">
            <text:p>35900</text:p>
          </table:table-cell>
          <table:table-cell office:value-type="float" office:value="-1">
            <text:p>-1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37200">
            <text:p>37200</text:p>
          </table:table-cell>
          <table:table-cell office:value-type="float" office:value="-1">
            <text:p>-1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38200">
            <text:p>38200</text:p>
          </table:table-cell>
          <table:table-cell office:value-type="float" office:value="-3">
            <text:p>-3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39100">
            <text:p>39100</text:p>
          </table:table-cell>
          <table:table-cell office:value-type="float" office:value="-1">
            <text:p>-1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9900">
            <text:p>39900</text:p>
          </table:table-cell>
          <table:table-cell office:value-type="float" office:value="-1">
            <text:p>-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0500">
            <text:p>40500</text:p>
          </table:table-cell>
          <table:table-cell office:value-type="float" office:value="-2">
            <text:p>-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41000">
            <text:p>41000</text:p>
          </table:table-cell>
          <table:table-cell office:value-type="float" office:value="-1">
            <text:p>-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1300">
            <text:p>41300</text:p>
          </table:table-cell>
          <table:table-cell office:value-type="float" office:value="-2">
            <text:p>-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1400">
            <text:p>41400</text:p>
          </table:table-cell>
          <table:table-cell office:value-type="float" office:value="-2">
            <text:p>-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1400">
            <text:p>414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1200">
            <text:p>41200</text:p>
          </table:table-cell>
          <table:table-cell office:value-type="float" office:value="-2">
            <text:p>-2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40900">
            <text:p>40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40400">
            <text:p>40400</text:p>
          </table:table-cell>
          <table:table-cell office:value-type="float" office:value="-2">
            <text:p>-2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39900">
            <text:p>399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39300">
            <text:p>393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38600">
            <text:p>386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37900">
            <text:p>379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7100">
            <text:p>371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6300">
            <text:p>36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35500">
            <text:p>355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4600">
            <text:p>34600</text:p>
          </table:table-cell>
          <table:table-cell office:value-type="float" office:value="-1">
            <text:p>-1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3700">
            <text:p>337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2800">
            <text:p>328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1900">
            <text:p>319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30100">
            <text:p>301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9200">
            <text:p>292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8300">
            <text:p>283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7400">
            <text:p>274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6500">
            <text:p>265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4700">
            <text:p>247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3800">
            <text:p>238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9">
            <text:p>-9</text:p>
          </table:table-cell>
          <table:table-cell office:value-type="float" office:value="22900">
            <text:p>22900</text:p>
          </table:table-cell>
          <table:table-cell office:value-type="float" office:value="0">
            <text:p>0</text:p>
          </table:table-cell>
          <table:table-cell office:value-type="float" office:value="-450">
            <text:p>-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2100">
            <text:p>22100</text:p>
          </table:table-cell>
          <table:table-cell office:value-type="float" office:value="1">
            <text:p>1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1300">
            <text:p>21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19700">
            <text:p>197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18100">
            <text:p>181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8">
            <text:p>-8</text:p>
          </table:table-cell>
          <table:table-cell office:value-type="float" office:value="17300">
            <text:p>17300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6600">
            <text:p>16600</text:p>
          </table:table-cell>
          <table:table-cell office:value-type="float" office:value="1">
            <text:p>1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5200">
            <text:p>152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7">
            <text:p>-7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-350">
            <text:p>-3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3200">
            <text:p>13200</text:p>
          </table:table-cell>
          <table:table-cell office:value-type="float" office:value="1">
            <text:p>1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6">
            <text:p>-6</text:p>
          </table:table-cell>
          <table:table-cell office:value-type="float" office:value="10800">
            <text:p>108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10300">
            <text:p>10300</text:p>
          </table:table-cell>
          <table:table-cell office:value-type="float" office:value="1">
            <text:p>1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5">
            <text:p>-5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400">
            <text:p>8400</text:p>
          </table:table-cell>
          <table:table-cell office:value-type="float" office:value="1">
            <text:p>1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4">
            <text:p>-4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6200">
            <text:p>6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700">
            <text:p>47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300">
            <text:p>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300">
            <text:p>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300">
            <text:p>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300">
            <text:p>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4700">
            <text:p>47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500">
            <text:p>4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4000">
            <text:p>40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3">
            <text:p>-3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00">
            <text:p>-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00">
            <text:p>-6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800">
            <text:p>-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1100">
            <text:p>-11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100">
            <text:p>-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1000">
            <text:p>-1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800">
            <text:p>-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700">
            <text:p>-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">
            <text:p>-7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">
            <text:p>-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800">
            <text:p>-8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900">
            <text:p>-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100">
            <text:p>-1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300">
            <text:p>-1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500">
            <text:p>-1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700">
            <text:p>-1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1900">
            <text:p>-1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100">
            <text:p>-2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300">
            <text:p>-2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500">
            <text:p>-2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700">
            <text:p>-2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2900">
            <text:p>-2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100">
            <text:p>-3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300">
            <text:p>-3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400">
            <text:p>-3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500">
            <text:p>-3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600">
            <text:p>-3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800">
            <text:p>-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900">
            <text:p>-3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900">
            <text:p>-3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800">
            <text:p>-38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600">
            <text:p>-3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3500">
            <text:p>-3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500">
            <text:p>-35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3500">
            <text:p>-3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600">
            <text:p>-36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3900">
            <text:p>-3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100">
            <text:p>-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300">
            <text:p>-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500">
            <text:p>-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700">
            <text:p>-4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4900">
            <text:p>-4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100">
            <text:p>-5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300">
            <text:p>-5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500">
            <text:p>-5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700">
            <text:p>-5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5900">
            <text:p>-5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100">
            <text:p>-6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6300">
            <text:p>-6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400">
            <text:p>-64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500">
            <text:p>-6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600">
            <text:p>-6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700">
            <text:p>-6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800">
            <text:p>-6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900">
            <text:p>-6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7000">
            <text:p>-70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7000">
            <text:p>-7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900">
            <text:p>-69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800">
            <text:p>-68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700">
            <text:p>-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-6600">
            <text:p>-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6600">
            <text:p>-66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6600">
            <text:p>-6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700">
            <text:p>-67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office:value-type="float" office:value="-6800">
            <text:p>-6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000">
            <text:p>-7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200">
            <text:p>-72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400">
            <text:p>-74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-7600">
            <text:p>-76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6:46:58</dc:date>
    <dc:creator>will </dc:creator>
    <meta:document-statistic meta:table-count="1" meta:cell-count="2321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1cm" chart:symbol-height="0.0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2cm" xlink:href=".." xlink:type="simple" chart:class="chart:scatter" chart:style-name="ch1">
        <chart:legend chart:legend-position="end" svg:x="14.754cm" svg:y="4.197cm" style:legend-expansion="high" chart:style-name="ch2"/>
        <chart:plot-area chart:style-name="ch3" table:cell-range-address="Sheet1.C1:Sheet1.C211" chart:data-source-has-labels="row" svg:x="0.769cm" svg:y="0.851cm" svg:width="13.347cm" svg:height="7.542cm">
          <chartooo:coordinate-region svg:x="1.39cm" svg:y="1.051cm" svg:width="12.446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1" chart:label-cell-address="Sheet1.C1:Sheet1.C1" chart:class="chart:scatter">
            <chart:data-point chart:repeated="2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C2:Sheet1.C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